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666666" style:font-name="Segoe UI Semibold" fo:font-size="26pt" fo:text-shadow="none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4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6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7" style:family="text">
      <style:text-properties fo:color="#000000" style:font-name="Segoe UI" fo:font-size="33pt" fo:text-shadow="none" fo:font-weight="normal" style:font-name-asian="Segoe UI2" style:font-size-asian="33pt" style:font-weight-asian="normal" style:font-name-complex="Segoe UI2" style:font-size-complex="33pt" style:font-weight-complex="normal"/>
    </style:style>
    <style:style style:name="T8" style:family="text">
      <style:text-properties fo:color="#000000" style:font-name="Segoe UI" fo:font-size="33pt" fo:text-shadow="none" fo:font-weight="bold" style:font-name-asian="Segoe UI2" style:font-size-asian="33pt" style:font-weight-asian="bold" style:font-name-complex="Segoe UI2" style:font-size-complex="33pt" style:font-weight-complex="bold"/>
    </style:style>
    <style:style style:name="T9" style:family="text">
      <style:text-properties fo:color="#000000" style:font-name="Segoe UI" fo:font-size="24pt" fo:text-shadow="none" fo:font-weight="bold" style:font-name-asian="Segoe UI2" style:font-size-asian="24pt" style:font-weight-asian="bold" style:font-name-complex="Segoe UI2" style:font-size-complex="24pt" style:font-weight-complex="bold"/>
    </style:style>
    <style:style style:name="T10" style:family="text">
      <style:text-properties fo:color="#000000" style:font-name="Segoe UI" fo:font-size="34pt" fo:text-shadow="none" fo:font-weight="bold" style:font-name-asian="Segoe UI2" style:font-size-asian="34pt" style:font-weight-asian="bold" style:font-name-complex="Segoe UI2" style:font-size-complex="34pt" style:font-weight-complex="bold"/>
    </style:style>
    <style:style style:name="T11" style:family="text">
      <style:text-properties fo:color="#666666" style:font-name="Segoe UI" fo:font-size="26pt" fo:text-shadow="none" style:text-underline-style="solid" style:text-underline-width="auto" style:text-underline-color="font-color" fo:font-weight="bold" style:font-name-asian="Segoe UI2" style:font-size-asian="26pt" style:font-weight-asian="bold" style:font-name-complex="Segoe UI2" style:font-size-complex="26pt" style:font-weight-complex="bold"/>
    </style:style>
    <style:style style:name="T12" style:family="text">
      <style:text-properties fo:color="#000000" style:font-name="Segoe UI" fo:font-size="28pt" fo:text-shadow="none" style:text-underline-style="none" fo:font-weight="bold" style:font-name-asian="Segoe UI2" style:font-size-asian="28pt" style:font-weight-asian="bold" style:font-name-complex="Segoe UI2" style:font-size-complex="28pt" style:font-weight-complex="bold"/>
    </style:style>
    <style:style style:name="T13" style:family="text">
      <style:text-properties fo:color="#ffffff" style:font-name="Segoe UI" fo:font-size="36pt" fo:text-shadow="1pt 1pt" style:font-name-asian="Segoe UI2" style:font-size-asian="36pt" style:font-name-complex="Segoe UI2" style:font-size-complex="36pt"/>
    </style:style>
    <style:style style:name="T14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style:style style:name="T15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48cm">
          <draw:text-box>
            <text:p text:style-name="P1"><text:span text:style-name="T1">HYMN #464</text:span></text:p>
            <text:p text:style-name="P1"><text:span text:style-name="T2">“</text:span><text:span text:style-name="T2">The Strife Is O'er, the Battle Don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2.286cm" svg:x="1.524cm" svg:y="1.016cm">
          <draw:text-box>
            <text:p text:style-name="P4"><text:span text:style-name="T3">Refrain:</text:span><text:span text:style-name="T4"><text:tab/></text:span><text:span text:style-name="T5">Alleluia, alleluia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146cm" svg:height="7.366cm" svg:x="1.524cm" svg:y="0.762cm">
          <draw:text-box>
            <text:p text:style-name="P4"><text:span text:style-name="T6"><text:s/></text:span><text:span text:style-name="T6">1. </text:span><text:span text:style-name="T5">The strife is o’er, the battle done;</text:span></text:p>
            <text:p text:style-name="P6"><text:span text:style-name="T5">Now is the victor’s triumph won;</text:span></text:p>
            <text:p text:style-name="P6"><text:span text:style-name="T5">Now be the song of praise begun.</text:span></text:p>
            <text:p text:style-name="P6"><text:span text:style-name="T5">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5.4cm" svg:height="6.87cm" svg:x="1.27cm" svg:y="0.762cm">
          <draw:text-box>
            <text:p text:style-name="P1"><text:span text:style-name="T7">2. </text:span><text:span text:style-name="T8">The pow’rs of death have done their worst,</text:span><text:span text:style-name="T5"><text:line-break/></text:span><text:span text:style-name="T5">But Christ their legions hath dispersed.</text:span><text:span text:style-name="T5"><text:line-break/></text:span><text:span text:style-name="T5">Let shouts of holy joy outburst.</text:span><text:span text:style-name="T5"><text:line-break/></text:span><text:span text:style-name="T5">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8" draw:layer="layout" svg:width="25.146cm" svg:height="7.011cm" svg:x="1.27cm" svg:y="0.863cm">
          <draw:text-box>
            <text:p text:style-name="P1"><text:span text:style-name="T6">3.</text:span><text:span text:style-name="T6"><text:tab/></text:span><text:span text:style-name="T5">The three sad days have quickly sped,</text:span><text:span text:style-name="T5"><text:line-break/></text:span><text:span text:style-name="T5">He rises glorious from the dead.</text:span><text:span text:style-name="T5"><text:line-break/></text:span><text:span text:style-name="T5">All glory to our risen Head!</text:span><text:span text:style-name="T5"><text:line-break/></text:span><text:span text:style-name="T5">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6" draw:text-style-name="P8" draw:layer="layout" svg:width="25.146cm" svg:height="7.011cm" svg:x="1.524cm" svg:y="0.863cm">
          <draw:text-box>
            <text:p text:style-name="P1"><text:span text:style-name="T6">4. </text:span><text:span text:style-name="T5">He broke the age-bound chains of hell;</text:span><text:span text:style-name="T5"><text:line-break/></text:span><text:span text:style-name="T5">The bars from heav’n’s high portals fell.</text:span><text:span text:style-name="T5"><text:line-break/></text:span><text:span text:style-name="T5">Let hymns of praise His triumph tell.</text:span><text:span text:style-name="T5"><text:line-break/></text:span><text:span text:style-name="T5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10" draw:layer="layout" svg:width="25.146cm" svg:height="6.858cm" svg:x="1.524cm" svg:y="0.762cm">
          <draw:text-box>
            <text:p text:style-name="P1"><text:span text:style-name="T9">5. </text:span><text:span text:style-name="T10">Lord, by the stripes which wounded Thee,</text:span><text:span text:style-name="T5"><text:line-break/></text:span><text:span text:style-name="T10">From death’s dread sting Thy servants free</text:span><text:span text:style-name="T5"><text:line-break/></text:span><text:span text:style-name="T5">That we may live and sing to Thee.</text:span><text:span text:style-name="T5"><text:line-break/></text:span><text:span text:style-name="T5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5" draw:layer="layout" svg:width="25.146cm" svg:height="10.668cm" svg:x="1.524cm" svg:y="0.762cm">
          <draw:text-box>
            <text:p text:style-name="P4"><text:span text:style-name="T11">Refrain:</text:span><text:span text:style-name="T12"> </text:span><text:span text:style-name="T5">Alleluia, alleluia, alleluia!</text:span></text:p>
            <text:p text:style-name="P11"><text:span text:style-name="T13"/></text:p>
            <text:p text:style-name="P11"><text:span text:style-name="T14"><text:line-break/></text:span><text:span text:style-name="T14"> <text:s text:c="8"/></text:span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4"><text:s text:c="10"/></text:span><text:span text:style-name="T1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20:32:20.695000000</meta:creation-date>
    <dc:title>Hymn template</dc:title>
    <meta:editing-duration>PT16M4S</meta:editing-duration>
    <meta:editing-cycles>13</meta:editing-cycles>
    <meta:generator>LibreOffice/6.1.5.2$Windows_X86_64 LibreOffice_project/90f8dcf33c87b3705e78202e3df5142b201bd805</meta:generator>
    <meta:initial-creator>Arthur Hoch</meta:initial-creator>
    <dc:date>2019-04-18T15:45:35.881000000</dc:date>
    <meta:document-statistic meta:object-count="142"/>
    <meta:template xlink:type="simple" xlink:actuate="onRequest" xlink:title="Hymn template" xlink:href="../../AppData/Roaming/LibreOffice/4/user/template/Worship%20Templsates/Hymn%20template.otp" meta:date="2015-04-14T20:32:20.398000000"/>
  </office:meta>
</office:document-meta>
</file>